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/>
    <style:font-face style:name="DejaVu Sans" svg:font-family="'DejaVu Sans'" style:font-family-generic="system" style:font-pitch="variable"/>
    <style:font-face style:name="Hepta Slab" svg:font-family="'Hepta Slab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559in" fo:margin-left="-0.066in" fo:margin-top="0in" fo:margin-bottom="0in" table:align="left" style:writing-mode="lr-tb"/>
    </style:style>
    <style:style style:name="Table2.A" style:family="table-column">
      <style:table-column-properties style:column-width="5.0028in"/>
    </style:style>
    <style:style style:name="Table2.B" style:family="table-column">
      <style:table-column-properties style:column-width="2.55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1521in" fo:keep-together="auto"/>
    </style:style>
    <style:style style:name="Table5" style:family="table">
      <style:table-properties style:width="7.75in" fo:margin-left="-0.066in" fo:margin-top="0in" fo:margin-bottom="0in" table:align="left" style:writing-mode="lr-tb"/>
    </style:style>
    <style:style style:name="Table5.A" style:family="table-column">
      <style:table-column-properties style:column-width="5.0028in"/>
    </style:style>
    <style:style style:name="Table5.B" style:family="table-column">
      <style:table-column-properties style:column-width="2.747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75in" fo:margin-left="-0.066in" fo:margin-top="0in" fo:margin-bottom="0in" table:align="left" style:writing-mode="lr-tb"/>
    </style:style>
    <style:style style:name="Table6.A" style:family="table-column">
      <style:table-column-properties style:column-width="5.0028in"/>
    </style:style>
    <style:style style:name="Table6.B" style:family="table-column">
      <style:table-column-properties style:column-width="2.747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6.2" style:family="table-row">
      <style:table-row-properties fo:keep-together="always"/>
    </style:style>
    <style:style style:name="Table6.3" style:family="table-row">
      <style:table-row-properties style:min-row-height="0.5257in" fo:keep-together="auto"/>
    </style:style>
    <style:style style:name="Table6.4" style:family="table-row">
      <style:table-row-properties style:min-row-height="0.4542in" fo:keep-together="auto"/>
    </style:style>
    <style:style style:name="Table1" style:family="table">
      <style:table-properties style:width="7.5597in" fo:margin-left="-0.066in" fo:margin-top="0in" fo:margin-bottom="0in" table:align="left" style:writing-mode="lr-tb"/>
    </style:style>
    <style:style style:name="Table1.A" style:family="table-column">
      <style:table-column-properties style:column-width="5.0035in"/>
    </style:style>
    <style:style style:name="Table1.B" style:family="table-column">
      <style:table-column-properties style:column-width="2.5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225d64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355890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4554e9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9pt" fo:language="en" fo:country="US" fo:font-weight="bold" officeooo:paragraph-rsid="001e505f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officeooo:paragraph-rsid="001e505f" style:font-size-asian="14pt" style:font-size-complex="14pt"/>
    </style:style>
    <style:style style:name="P6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fo:font-weight="bold" officeooo:paragraph-rsid="001f125b" style:font-size-asian="14pt" style:font-weight-asian="bold" style:font-size-complex="14pt" style:font-weight-complex="bold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fo:font-weight="bold" officeooo:rsid="003c3efa" officeooo:paragraph-rsid="003c3ef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fo:font-size="9pt" officeooo:paragraph-rsid="001ae5af" style:font-size-asian="16pt" style:font-size-complex="16pt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officeooo:paragraph-rsid="001ae5af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4554e9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loext:graphic-properties draw:fill="none"/>
      <style:paragraph-properties fo:margin-left="0.1866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4554e9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2c927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e505f" officeooo:paragraph-rsid="002c927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e505f" officeooo:paragraph-rsid="001e505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7e7be" officeooo:paragraph-rsid="0027e7be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1f125b" officeooo:paragraph-rsid="003c3efa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paragraph-rsid="0046a7f0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paragraph-rsid="00480d80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272ba1" officeooo:paragraph-rsid="00272ba1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normal" officeooo:rsid="00272ba1" officeooo:paragraph-rsid="00272ba1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officeooo:paragraph-rsid="002c927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0pt" fo:language="en" fo:country="US" fo:font-weight="bold" officeooo:paragraph-rsid="0046a7f0" style:letter-kerning="tru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5" style:family="paragraph" style:parent-style-name="Standard">
      <loext:graphic-properties draw:fill="none"/>
      <style:paragraph-properties fo:margin-left="0.1866in" fo:margin-right="0in" fo:margin-top="0in" fo:margin-bottom="0in" style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1.2181in"/>
        </style:tab-stops>
      </style:paragraph-properties>
      <style:text-properties officeooo:paragraph-rsid="004554e9"/>
    </style:style>
    <style:style style:name="P26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officeooo:paragraph-rsid="004ddc61"/>
    </style:style>
    <style:style style:name="P2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officeooo:paragraph-rsid="004b9039"/>
    </style:style>
    <style:style style:name="P2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officeooo:paragraph-rsid="0027e7be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1in"/>
        </style:tab-stops>
      </style:paragraph-properties>
      <style:text-properties officeooo:paragraph-rsid="004ddc61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1in"/>
        </style:tab-stops>
      </style:paragraph-properties>
      <style:text-properties fo:color="#000001" loext:opacity="100%" style:font-name="Calibri" fo:font-size="9pt" fo:language="en" fo:country="US" officeooo:paragraph-rsid="002c927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List_20_1" style:list-style-name="">
      <style:paragraph-properties fo:margin-left="0in" fo:margin-top="0in" fo:margin-bottom="0.0835in" style:contextual-spacing="false" fo:line-height="0.1201in" fo:text-align="start" style:justify-single-word="false" fo:orphans="2" fo:widows="2" fo:text-indent="0in" style:auto-text-indent="false" style:writing-mode="lr-tb"/>
    </style:style>
    <style:style style:name="P32" style:family="paragraph" style:parent-style-name="List_20_1" style:list-style-name="">
      <style:paragraph-properties fo:margin-left="0.25in" fo:margin-top="0.0835in" fo:margin-bottom="0.0835in" style:contextual-spacing="false" fo:text-indent="-0.25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style:font-size-asian="14pt" style:font-size-complex="14pt"/>
    </style:style>
    <style:style style:name="P33" style:family="paragraph" style:parent-style-name="List_20_1" style:list-style-name="">
      <style:paragraph-properties fo:margin-left="0in" fo:margin-top="0.0835in" fo:margin-bottom="0.0835in" style:contextual-spacing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fo:font-weight="bold" style:font-size-asian="14pt" style:font-weight-asian="bold" style:font-size-complex="14pt" style:font-weight-complex="bold"/>
    </style:style>
    <style:style style:name="P34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style:font-size-asian="14pt" style:font-size-complex="14pt"/>
    </style:style>
    <style:style style:name="P35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officeooo:paragraph-rsid="001f18bc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paragraph-rsid="001e505f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33ea07" officeooo:paragraph-rsid="0054812e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paragraph-rsid="0054812e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5d90ab" officeooo:paragraph-rsid="005b8c57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normal" officeooo:rsid="0033ea07" officeooo:paragraph-rsid="0054812e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normal" officeooo:paragraph-rsid="0054812e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1f125b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2c927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000000" loext:opacity="100%" style:text-underline-style="none" fo:font-weight="normal" style:font-weight-asian="normal" style:font-weight-complex="normal"/>
    </style:style>
    <style:style style:name="T2" style:family="text">
      <style:text-properties fo:color="#000000" loext:opacity="100%" fo:font-size="9pt"/>
    </style:style>
    <style:style style:name="T3" style:family="text">
      <style:text-properties fo:color="#000000" loext:opacity="100%" fo:font-size="9pt" fo:font-weight="bold" style:font-weight-asian="bold" style:font-weight-complex="bold"/>
    </style:style>
    <style:style style:name="T4" style:family="text">
      <style:text-properties fo:color="#000000" loext:opacity="100%" fo:font-size="9pt" fo:font-weight="bold" officeooo:rsid="002850ae" style:font-weight-asian="bold" style:font-weight-complex="bold"/>
    </style:style>
    <style:style style:name="T5" style:family="text">
      <style:text-properties fo:color="#000000" loext:opacity="100%" fo:font-size="9pt" fo:font-weight="bold" officeooo:rsid="00225d64" style:font-weight-asian="bold" style:font-weight-complex="bold"/>
    </style:style>
    <style:style style:name="T6" style:family="text">
      <style:text-properties fo:color="#000000" loext:opacity="100%" fo:font-size="9pt" fo:font-weight="bold" officeooo:rsid="00355890" style:font-weight-asian="bold" style:font-weight-complex="bold"/>
    </style:style>
    <style:style style:name="T7" style:family="text">
      <style:text-properties fo:color="#000000" loext:opacity="100%" fo:font-size="9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loext:opacity="100%" fo:font-size="9pt" style:text-underline-style="none" officeooo:rsid="0054812e"/>
    </style:style>
    <style:style style:name="T9" style:family="text">
      <style:text-properties fo:color="#000000" loext:opacity="100%" fo:font-size="9pt" officeooo:rsid="0054812e"/>
    </style:style>
    <style:style style:name="T10" style:family="text">
      <style:text-properties fo:color="#000000" loext:opacity="100%" style:font-name="Calibri" fo:font-size="9pt" fo:language="en" fo:country="US" officeooo:rsid="0031ce9f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1" style:family="text">
      <style:text-properties fo:color="#000000" loext:opacity="100%" style:font-name="Calibri" fo:font-size="9pt" fo:language="en" fo:country="US" style:text-underline-style="none" fo:font-weight="normal" officeooo:rsid="0031ce9f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2" style:family="text">
      <style:text-properties fo:color="#000000" loext:opacity="100%" style:font-name="Calibri" fo:font-size="9pt" fo:language="en" fo:country="US" fo:font-weight="bold" officeooo:rsid="003d23ab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3" style:family="text">
      <style:text-properties fo:color="#000000" loext:opacity="100%" style:font-name="Calibri" fo:font-size="9pt" fo:language="en" fo:country="US" fo:font-weight="bold" officeooo:rsid="004554e9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4" style:family="text">
      <style:text-properties fo:color="#000000" loext:opacity="100%" style:font-name="Calibri" fo:font-size="9pt" fo:language="en" fo:country="US" fo:font-weight="normal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5" style:family="text">
      <style:text-properties fo:color="#000000" loext:opacity="100%" style:font-name="Calibri" fo:font-size="9pt" fo:language="en" fo:country="US" fo:font-weight="normal" officeooo:rsid="0032acf2" style:letter-kerning="tru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6" style:family="text">
      <style:text-properties fo:color="#000000" loext:opacity="100%" style:text-underline-style="solid" style:text-underline-width="auto" style:text-underline-color="font-color"/>
    </style:style>
    <style:style style:name="T17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size="14pt" fo:font-weight="bold" style:font-weight-asian="bold" style:font-name-complex="Calibri1" style:font-weight-complex="bold"/>
    </style:style>
    <style:style style:name="T19" style:family="text">
      <style:text-properties fo:font-size="14pt" fo:font-weight="bold" officeooo:rsid="001ae5af" style:font-weight-asian="bold" style:font-name-complex="Calibri1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0039e" style:font-style-asian="italic" style:font-style-complex="italic"/>
    </style:style>
    <style:style style:name="T22" style:family="text">
      <style:text-properties fo:font-style="italic" officeooo:rsid="002521cb" style:font-style-asian="italic" style:font-style-complex="italic"/>
    </style:style>
    <style:style style:name="T23" style:family="text">
      <style:text-properties fo:font-style="italic" officeooo:rsid="0027e7be" style:font-style-asian="italic" style:font-style-complex="italic"/>
    </style:style>
    <style:style style:name="T24" style:family="text">
      <style:text-properties fo:font-style="italic" officeooo:rsid="002850ae" style:font-style-asian="italic" style:font-style-complex="italic"/>
    </style:style>
    <style:style style:name="T25" style:family="text">
      <style:text-properties fo:font-style="italic" officeooo:rsid="002e6b87" style:font-style-asian="italic" style:font-style-complex="italic"/>
    </style:style>
    <style:style style:name="T26" style:family="text">
      <style:text-properties fo:font-style="italic" officeooo:rsid="00301b0a" style:font-style-asian="italic" style:font-style-complex="italic"/>
    </style:style>
    <style:style style:name="T27" style:family="text">
      <style:text-properties fo:font-style="italic" fo:font-weight="bold" officeooo:rsid="004554e9" style:font-style-asian="italic" style:font-weight-asian="bold" style:font-style-complex="italic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d8a80" style:font-weight-asian="bold" style:font-weight-complex="bold"/>
    </style:style>
    <style:style style:name="T30" style:family="text">
      <style:text-properties fo:font-weight="bold" officeooo:rsid="001e505f" style:font-weight-asian="bold" style:font-weight-complex="bold"/>
    </style:style>
    <style:style style:name="T31" style:family="text">
      <style:text-properties fo:font-weight="bold" officeooo:rsid="002c9276" style:font-weight-asian="bold" style:font-weight-complex="bold"/>
    </style:style>
    <style:style style:name="T32" style:family="text">
      <style:text-properties fo:font-weight="bold" officeooo:rsid="003c3efa" style:font-weight-asian="bold" style:font-weight-complex="bold"/>
    </style:style>
    <style:style style:name="T33" style:family="text">
      <style:text-properties fo:font-weight="bold" officeooo:rsid="004554e9" style:font-weight-asian="bold" style:font-weight-complex="bold"/>
    </style:style>
    <style:style style:name="T34" style:family="text">
      <style:text-properties fo:font-weight="bold" style:font-weight-asian="bold" style:font-name-complex="Calibri1" style:font-weight-complex="bold"/>
    </style:style>
    <style:style style:name="T35" style:family="text">
      <style:text-properties fo:font-weight="bold" officeooo:rsid="001d8a80" style:font-weight-asian="bold" style:font-name-complex="Calibri1" style:font-weight-complex="bold"/>
    </style:style>
    <style:style style:name="T36" style:family="text">
      <style:text-properties fo:font-size="9pt" fo:font-weight="bold" style:font-weight-asian="bold" style:font-weight-complex="bold"/>
    </style:style>
    <style:style style:name="T37" style:family="text">
      <style:text-properties fo:font-size="9pt" fo:font-weight="bold" officeooo:rsid="001ae5af" style:font-weight-asian="bold" style:font-weight-complex="bold"/>
    </style:style>
    <style:style style:name="T38" style:family="text">
      <style:text-properties fo:font-size="9pt" fo:font-weight="bold" officeooo:rsid="0025189c" style:font-weight-asian="bold" style:font-weight-complex="bold"/>
    </style:style>
    <style:style style:name="T39" style:family="text">
      <style:text-properties fo:font-size="9pt" fo:font-weight="bold" officeooo:rsid="001c191a" style:font-weight-asian="bold" style:font-weight-complex="bold"/>
    </style:style>
    <style:style style:name="T40" style:family="text">
      <style:text-properties fo:font-size="9pt" fo:font-weight="bold" officeooo:rsid="00272ba1" style:font-weight-asian="bold" style:font-weight-complex="bold"/>
    </style:style>
    <style:style style:name="T41" style:family="text">
      <style:text-properties fo:font-size="9pt" fo:font-weight="bold" officeooo:rsid="002c9276" style:font-weight-asian="bold" style:font-weight-complex="bold"/>
    </style:style>
    <style:style style:name="T42" style:family="text">
      <style:text-properties fo:font-size="9pt" fo:font-weight="normal" officeooo:rsid="00272ba1" style:font-weight-asian="normal" style:font-weight-complex="normal"/>
    </style:style>
    <style:style style:name="T43" style:family="text">
      <style:text-properties fo:font-size="9pt" fo:font-weight="normal" officeooo:rsid="001d8a80" style:font-weight-asian="normal" style:font-weight-complex="normal"/>
    </style:style>
    <style:style style:name="T44" style:family="text">
      <style:text-properties fo:font-size="9pt" fo:font-weight="normal" officeooo:rsid="003d23ab" style:font-weight-asian="normal" style:font-weight-complex="normal"/>
    </style:style>
    <style:style style:name="T45" style:family="text">
      <style:text-properties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46" style:family="text">
      <style:text-properties style:font-name="Calibri" fo:font-size="9pt" fo:language="en" fo:country="US" fo:font-weight="bold" officeooo:rsid="001ae5af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47" style:family="text">
      <style:text-properties style:font-name="Calibri" fo:font-size="9pt" fo:language="en" fo:country="US" fo:font-weight="bold" officeooo:rsid="001d8a80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48" style:family="text">
      <style:text-properties style:font-name="Calibri" fo:font-size="9pt" fo:language="en" fo:country="US" fo:font-weight="bold" officeooo:rsid="0025189c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49" style:family="text">
      <style:text-properties style:font-name="Calibri" fo:font-size="11pt" fo:language="en" fo:country="U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50" style:family="text">
      <style:text-properties officeooo:rsid="001d8a80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d8a8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e505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f125b" style:font-style-asian="normal" style:font-weight-asian="normal" style:font-style-complex="normal" style:font-weight-complex="normal"/>
    </style:style>
    <style:style style:name="T55" style:family="text">
      <style:text-properties officeooo:rsid="001f125b"/>
    </style:style>
    <style:style style:name="T56" style:family="text">
      <style:text-properties officeooo:rsid="001f18bc"/>
    </style:style>
    <style:style style:name="T57" style:family="text">
      <style:text-properties officeooo:rsid="0020039e"/>
    </style:style>
    <style:style style:name="T58" style:family="text">
      <style:text-properties officeooo:rsid="0027e7be"/>
    </style:style>
    <style:style style:name="T59" style:family="text">
      <style:text-properties officeooo:rsid="002e6b87"/>
    </style:style>
    <style:style style:name="T60" style:family="text">
      <style:text-properties style:text-position="super 58%" officeooo:rsid="0033ea07"/>
    </style:style>
    <style:style style:name="T61" style:family="text">
      <style:text-properties style:text-position="0% 100%" officeooo:rsid="0033ea07"/>
    </style:style>
    <style:style style:name="T62" style:family="text">
      <style:text-properties style:text-position="0% 100%" fo:font-style="italic" officeooo:rsid="00301b0a" style:font-style-asian="italic" style:font-style-complex="italic"/>
    </style:style>
    <style:style style:name="T63" style:family="text">
      <style:text-properties style:text-position="0% 100%" officeooo:rsid="0036d4b1"/>
    </style:style>
    <style:style style:name="T64" style:family="text">
      <style:text-properties style:text-position="0% 100%" officeooo:rsid="003c3efa"/>
    </style:style>
    <style:style style:name="T65" style:family="text">
      <style:text-properties style:text-position="0% 100%" officeooo:rsid="0031ce9f"/>
    </style:style>
    <style:style style:name="T66" style:family="text">
      <style:text-properties style:text-position="0% 100%" officeooo:rsid="0032acf2"/>
    </style:style>
    <style:style style:name="T67" style:family="text">
      <style:text-properties style:text-position="0% 100%" fo:font-weight="bold" officeooo:rsid="004554e9" style:font-weight-asian="bold" style:font-weight-complex="bold"/>
    </style:style>
    <style:style style:name="T68" style:family="text">
      <style:text-properties style:text-position="0% 100%" officeooo:rsid="003d7311"/>
    </style:style>
    <style:style style:name="T69" style:family="text">
      <style:text-properties officeooo:rsid="0031ce9f"/>
    </style:style>
    <style:style style:name="T70" style:family="text">
      <style:text-properties officeooo:rsid="0033ea07"/>
    </style:style>
    <style:style style:name="T71" style:family="text">
      <style:text-properties fo:color="#000001" loext:opacity="100%" fo:font-size="9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color="#000001" loext:opacity="100%" fo:font-size="9pt" fo:font-style="normal" style:text-underline-style="solid" style:text-underline-width="auto" style:text-underline-color="font-color" fo:font-weight="normal" officeooo:rsid="003bed95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000001" loext:opacity="100%" style:font-name="Calibri" fo:font-size="9pt" fo:language="en" fo:country="US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74" style:family="text">
      <style:text-properties fo:color="#000001" loext:opacity="100%" style:font-name="Calibri" fo:font-size="9pt" fo:language="en" fo:country="US" fo:font-weight="bold" officeooo:rsid="003d23ab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75" style:family="text">
      <style:text-properties officeooo:rsid="003a6435"/>
    </style:style>
    <style:style style:name="T76" style:family="text">
      <style:text-properties officeooo:rsid="003d23ab"/>
    </style:style>
    <style:style style:name="T77" style:family="text">
      <style:text-properties officeooo:rsid="003d7311"/>
    </style:style>
    <style:style style:name="T78" style:family="text">
      <style:text-properties fo:color="#010000" loext:opacity="100%" style:font-name="Calibri" fo:font-size="9pt" fo:language="en" fo:country="US" fo:font-weight="bold" officeooo:rsid="003d23ab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79" style:family="text">
      <style:text-properties officeooo:rsid="002c9276"/>
    </style:style>
    <style:style style:name="T80" style:family="text">
      <style:text-properties officeooo:rsid="002f2f9b"/>
    </style:style>
    <style:style style:name="T81" style:family="text">
      <style:text-properties officeooo:rsid="002f9468"/>
    </style:style>
    <style:style style:name="T82" style:family="text">
      <style:text-properties officeooo:rsid="003c3efa"/>
    </style:style>
    <style:style style:name="T83" style:family="text">
      <style:text-properties officeooo:rsid="00301b0a"/>
    </style:style>
    <style:style style:name="T84" style:family="text">
      <style:text-properties fo:font-weight="normal" officeooo:rsid="0049f266" style:font-weight-asian="normal" style:font-weight-complex="normal"/>
    </style:style>
    <style:style style:name="T85" style:family="text">
      <style:text-properties officeooo:rsid="0032acf2"/>
    </style:style>
    <style:style style:name="T86" style:family="text">
      <style:text-properties officeooo:rsid="0036d4b1"/>
    </style:style>
    <style:style style:name="T87" style:family="text">
      <style:text-properties fo:font-size="4pt" style:font-size-asian="3.5pt" style:font-size-complex="4pt"/>
    </style:style>
    <style:style style:name="T88" style:family="text">
      <style:text-properties officeooo:rsid="0049f266"/>
    </style:style>
    <style:style style:name="T89" style:family="text">
      <style:text-properties officeooo:rsid="004b9e71"/>
    </style:style>
    <style:style style:name="T90" style:family="text">
      <style:text-properties fo:language="en" fo:country="US" style:text-underline-style="none" fo:font-weight="normal" style:letter-kerning="tru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1" style:family="text">
      <style:text-properties fo:language="en" fo:country="US" style:text-underline-style="none" fo:font-weight="normal" officeooo:rsid="003d23ab" style:letter-kerning="tru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2" style:family="text">
      <style:text-properties fo:language="en" fo:country="US" style:text-underline-style="none" fo:font-weight="normal" style:letter-kerning="true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T93" style:family="text">
      <style:text-properties fo:language="en" fo:country="US" style:text-underline-style="none" fo:font-weight="bold" style:letter-kerning="tru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9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9">­</text:span><text:span text:style-name="T18">Jacob B. Collins</text:span></text:p>
      <text:p text:style-name="P31"><text:span text:style-name="Internet_20_link"><text:span text:style-name="T7">jbcollins@csuchico.edu <text:s text:c="2"/>| <text:s text:c="2"/>(925) 207-0765 <text:s text:c="2"/>| <text:s text:c="2"/></text:span></text:span><text:a xlink:type="simple" xlink:href="https://github.com/collinsjacob127" text:style-name="Internet_20_link" text:visited-style-name="Visited_20_Internet_20_Link"><text:span text:style-name="Internet_20_link"><text:span text:style-name="T71">GitHub.com/collinsjacob127</text:span></text:span></text:a><text:span text:style-name="Internet_20_link"><text:span text:style-name="T7"> <text:s text:c="2"/>| <text:s text:c="2"/></text:span></text:span><text:a xlink:type="simple" xlink:href="https://www.linkedin.com/in/collinsjacob127/" text:style-name="Internet_20_link" text:visited-style-name="Visited_20_Internet_20_Link"><text:span text:style-name="Internet_20_link"><text:span text:style-name="T71">Linked</text:span></text:span><text:span text:style-name="Internet_20_link"><text:span text:style-name="T72">I</text:span></text:span><text:span text:style-name="Internet_20_link"><text:span text:style-name="T71">n.com/in/collinsjacob127</text:span></text:span></text:a><text:span text:style-name="Internet_20_link"><text:span text:style-name="T7"> <text:s text:c="2"/>| <text:s text:c="2"/>Chico, CA</text:span></text:span></text:p>
      <text:p text:style-name="P6">EDUC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California State University, Chico</text:p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9"><text:span text:style-name="T47">M.S. </text:span><text:span text:style-name="T45">Computer Scienc</text:span><text:span text:style-name="T46">e</text:span><text:span text:style-name="T45"> <text:s text:c="3"/></text:span><text:span text:style-name="T48">| <text:s/></text:span><text:span text:style-name="T46">Expected December 2026</text:span></text:p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23"><text:span text:style-name="T37">B.S.</text:span><text:span text:style-name="T36"> Computer Science <text:s text:c="4"/></text:span><text:span text:style-name="T41">| <text:s/></text:span><text:span text:style-name="T43">Cum Laude</text:span><text:span text:style-name="T39"> <text:s/></text:span><text:span text:style-name="T40">| </text:span><text:span text:style-name="T44">Completed </text:span><text:span text:style-name="T42">December 2025</text:span><text:span text:style-name="T40"> </text:span><text:span text:style-name="T38">|</text:span><text:span text:style-name="T42"> <text:s/></text:span><text:span text:style-name="T37">GPA: 3.7</text:span><text:span text:style-name="T39">4</text:span></text:p>
          </table:table-cell>
          <table:table-cell table:style-name="Table2.A1" office:value-type="string">
            <text:p text:style-name="P10"><text:span text:style-name="T28"/></text:p>
          </table:table-cell>
        </table:table-row>
        <table:table-row table:style-name="Table2.3">
          <table:table-cell table:style-name="Table2.A1" office:value-type="string">
            <text:p text:style-name="P18">Data Science Certificate <text:s/><text:span text:style-name="T88">| <text:s/></text:span><text:span text:style-name="T84">Completed December 2025</text:span></text:p>
          </table:table-cell>
          <table:table-cell table:style-name="Table2.A1" office:value-type="string">
            <text:p text:style-name="P10"><text:span text:style-name="T28"/></text:p>
          </table:table-cell>
        </table:table-row>
        <table:table-row table:style-name="Table2.3">
          <table:table-cell table:style-name="Table2.A1" office:value-type="string">
            <text:p text:style-name="P22">HPC &amp; Quantum Computing Club <text:s/>| President</text:p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22">CSCI Research Enthusiasts Club<text:span text:style-name="T87"> <text:s text:c="11"/></text:span>| <text:s/>President</text:p>
          </table:table-cell>
          <table:table-cell table:style-name="Table2.A1" office:value-type="string">
            <text:p text:style-name="P10"/>
          </table:table-cell>
        </table:table-row>
      </table:table>
      <text:p text:style-name="P32"><text:span text:style-name="T34">S</text:span><text:span text:style-name="T35">KILLS</text:span></text:p>
      <text:p text:style-name="P34"><text:span text:style-name="T29">Programming</text:span><text:span text:style-name="T28">:</text:span> <text:span text:style-name="T51">C/C++, <text:s/>Python, <text:s/></text:span><text:span text:style-name="T52">R, <text:s/>MPI, <text:s/></text:span><text:span text:style-name="T53">OpenMP,</text:span><text:span text:style-name="T52"> <text:s/>Pthreads, <text:s/>CUDA-</text:span><text:span text:style-name="T54">Q, <text:s/>Qiskit</text:span><text:span text:style-name="T52">, <text:s/></text:span><text:span text:style-name="T54">UDS, <text:s/>Winsock</text:span></text:p>
      <text:p text:style-name="P35"><text:span text:style-name="T29">Tools &amp; Libraries</text:span><text:span text:style-name="T28">:</text:span> <text:span text:style-name="T50">OpenCV, <text:s/>NetworkX, <text:s/></text:span><text:span text:style-name="T55">PyTorch, <text:s/></text:span><text:span text:style-name="T50">Slurm, <text:s/>Docker, <text:s/>Singularity, <text:s/></text:span><text:span text:style-name="T56">SDL, <text:s/></text:span><text:span text:style-name="T50">Git CLI, <text:s/></text:span><text:span text:style-name="T56">C</text:span><text:span text:style-name="T58">M</text:span><text:span text:style-name="T56">ake, </text:span><text:span text:style-name="T58">GCE</text:span></text:p>
      <text:p text:style-name="P7">PUBLICATION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Mission Planning Simulation and Design Software Scaling for Shared and Distributed Memory Computing</text:p>
            <text:p text:style-name="P12"><text:span text:style-name="T33">* <text:s text:c="3"/></text:span><text:span text:style-name="T59">Modified NASA’s GMAT to run d</text:span><text:span text:style-name="T79">istributed Monte-Carlo simulations.</text:span></text:p>
            <text:p text:style-name="P12"><text:span text:style-name="T33">* <text:s text:c="3"/></text:span><text:span text:style-name="T79">Used OpenMP to parallelize </text:span><text:span text:style-name="T59">6-DOF Runge-Kutt</text:span><text:span text:style-name="T76">a</text:span><text:span text:style-name="T59"> integration.</text:span></text:p>
            <text:p text:style-name="P12"><text:span text:style-name="T33">* <text:s text:c="3"/></text:span><text:span text:style-name="T77">Automated performance testing with Bash.</text:span></text:p>
            <text:p text:style-name="P12"><text:span text:style-name="T27">* <text:s text:c="3"/></text:span><text:span text:style-name="T25">2,387% Speedup</text:span><text:span text:style-name="T59"> on a 62-node system </text:span><text:span text:style-name="T25">(96.2% parallel).</text:span></text:p>
          </table:table-cell>
          <table:table-cell table:style-name="Table5.A1" office:value-type="string">
            <text:p text:style-name="P17">IEEE Aerospace <text:span text:style-name="T57">Conference </text:span>2026 </text:p>
            <text:p text:style-name="P42"><text:span text:style-name="T31">Tools</text:span><text:span text:style-name="T28">: </text:span><text:span text:style-name="T21">MPI, <text:s/>OpenMP, <text:s/>CMake, <text:s/>Bash, <text:s/>C++</text:span></text:p>
            <text:p text:style-name="P39"/>
          </table:table-cell>
        </table:table-row>
        <table:table-row table:style-name="Table5.1">
          <table:table-cell table:style-name="Table5.A1" office:value-type="string">
            <text:p text:style-name="P20">Quantum Semiprime Factorization: Leveraging Grover’s Algorithm for Efficient Prime Decomposition</text:p>
            <text:p text:style-name="P12"><text:span text:style-name="T33">* <text:s text:c="3"/></text:span><text:span text:style-name="T80">Wrote a generalized quantum circuit construction </text:span><text:span text:style-name="T69">&amp; testing program.</text:span></text:p>
            <text:p text:style-name="P12"><text:span text:style-name="T33">* <text:s text:c="3"/></text:span><text:span text:style-name="T80">Utilized Grover’s Algorithm to find prime factors.</text:span></text:p>
            <text:p text:style-name="P12"><text:span text:style-name="T33">* <text:s text:c="3"/></text:span><text:span text:style-name="T77">Developed a method requiring asymptotically fewer qubits.</text:span></text:p>
            <text:p text:style-name="P12"><text:span text:style-name="T33">* <text:s text:c="3"/></text:span><text:span text:style-name="T80">Ran tests as Slurm jobs on SDSC Expanse with custom </text:span><text:span text:style-name="T89">S</text:span><text:span text:style-name="T80">ingularity container.</text:span></text:p>
          </table:table-cell>
          <table:table-cell table:style-name="Table5.A1" office:value-type="string">
            <text:p text:style-name="P4"><text:a xlink:type="simple" xlink:href="https://cscsu-conference.github.io/" text:style-name="Internet_20_link" text:visited-style-name="Visited_20_Internet_20_Link"><text:span text:style-name="T16">CSCSU 2025 Research Conference</text:span><text:span text:style-name="TestingTesting"><text:span text:style-name="T94">: https://cscsu-conference.github.io/</text:span></text:span></text:a></text:p>
            <text:p text:style-name="P43"><text:span text:style-name="T31">Tools</text:span><text:span text:style-name="T28">:</text:span> <text:span text:style-name="T21">Slurm, <text:s/>Singularity, <text:s/>CUDA-Q, <text:s/>C++</text:span></text:p>
          </table:table-cell>
        </table:table-row>
      </table:table>
      <text:p text:style-name="P5"><text:span text:style-name="T30">P</text:span><text:span text:style-name="T28">ROJECT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<text:span text:style-name="T28">Distributed </text:span><text:span text:style-name="T32">Prime Number Sieve</text:span></text:p>
            <text:p text:style-name="P12"><text:span text:style-name="T33">* <text:s text:c="3"/></text:span><text:span text:style-name="T81">MPI for </text:span><text:span text:style-name="T75">distributed</text:span><text:span text:style-name="T81"> </text:span><text:span text:style-name="T75">memory </text:span><text:span text:style-name="T81">scaling, OpenMP for </text:span><text:span text:style-name="T75">shared memory</text:span><text:span text:style-name="T81"> scaling.</text:span></text:p>
            <text:p text:style-name="P12"><text:span text:style-name="T33">* <text:s text:c="3"/></text:span><text:span text:style-name="T82">Supports semi-primes below 2^128, and primes below 2^64.</text:span></text:p>
            <text:p text:style-name="P12"><text:span text:style-name="T33">* <text:s text:c="3"/></text:span><text:span text:style-name="T83">Ran tests via Slurm on SDSC Expanse using 16 nodes x 128 threads/node.</text:span></text:p>
            <text:p text:style-name="P12"><text:span text:style-name="T27">* <text:s text:c="3"/></text:span><text:span text:style-name="T26">12,655% speedup </text:span><text:span text:style-name="T62">(99.3% parallel) </text:span><text:span text:style-name="T61">observed </text:span><text:span text:style-name="T64">from prime search to</text:span><text:span text:style-name="T61"> 10 </text:span><text:span text:style-name="T60"><text:s/></text:span><text:span text:style-name="T64">billion.</text:span></text:p>
          </table:table-cell>
          <table:table-cell table:style-name="Table6.A1" office:value-type="string">
            <text:p text:style-name="P14"><text:span text:style-name="T31">Tools</text:span><text:span text:style-name="T28">:</text:span> <text:span text:style-name="T22">Slurm, <text:s/></text:span><text:span text:style-name="T20">MPI, <text:s/>OpenMP, <text:s/>C</text:span></text:p>
          </table:table-cell>
        </table:table-row>
        <table:table-row table:style-name="Table6.2">
          <table:table-cell table:style-name="Table6.A1" office:value-type="string">
            <text:p text:style-name="P21">Low-Latency Cross-NAT Multiplayer Game</text:p>
            <text:p text:style-name="P12"><text:span text:style-name="T33">* <text:s text:c="3"/></text:span><text:span text:style-name="T65">Fully functional cross-platform game engine and server from scratch in C++.</text:span></text:p>
            <text:p text:style-name="P12"><text:span text:style-name="T67">* <text:s text:c="3"/></text:span><text:span text:style-name="T69">Matchmaking server hosted on Google Cloud Enterprise (GCE) VM.</text:span></text:p>
            <text:p text:style-name="P25"><text:span text:style-name="T13">* <text:s text:c="3"/></text:span><text:span text:style-name="T10">Client-side network functions written for both UNIX sockets and Winsock.</text:span></text:p>
            <text:p text:style-name="P25"><text:span text:style-name="T13">* <text:s text:c="3"/></text:span><text:span text:style-name="T10">Implemented </text:span><text:a xlink:type="simple" xlink:href="https://pdos.csail.mit.edu/papers/p2pnat.pdf" text:style-name="Internet_20_link" text:visited-style-name="Visited_20_Internet_20_Link"><text:span text:style-name="Internet_20_link"><text:span text:style-name="T14">UDP Hole </text:span></text:span><text:span text:style-name="Internet_20_link"><text:span text:style-name="T15">P</text:span></text:span><text:span text:style-name="Internet_20_link"><text:span text:style-name="T14">unch</text:span></text:span></text:a><text:span text:style-name="Internet_20_link"><text:span text:style-name="T11"> for clients to achieve cross-NAT P2P.</text:span></text:span></text:p>
          </table:table-cell>
          <table:table-cell table:style-name="Table6.A1" office:value-type="string">
            <text:p text:style-name="P28"><text:a xlink:type="simple" xlink:href="http://github.com/collinsjacob127/GoblinColosseum/" text:style-name="Internet_20_link" text:visited-style-name="Visited_20_Internet_20_Link"><text:span text:style-name="Internet_20_link"><text:span text:style-name="T73">GitHub</text:span></text:span><text:span text:style-name="TestingTesting"><text:span text:style-name="T90">:</text:span></text:span><text:span text:style-name="TestingTesting"><text:span text:style-name="T93"> </text:span></text:span><text:span text:style-name="TestingTesting"><text:span text:style-name="T92">github.com/collinsjacob127/GoblinColosseum/</text:span></text:span></text:a></text:p>
            <text:p text:style-name="P13"><text:span text:style-name="T31">Tools</text:span><text:span text:style-name="T28">:</text:span> <text:span text:style-name="T23">UDS, <text:s/>Winsock, <text:s/>CMake, <text:s/>GCE, <text:s/>SDL, <text:s/>C++</text:span></text:p>
          </table:table-cell>
        </table:table-row>
        <table:table-row table:style-name="Table6.3">
          <table:table-cell table:style-name="Table6.A1" office:value-type="string">
            <text:p text:style-name="P11"><text:span text:style-name="T28">Iterative </text:span><text:span text:style-name="T30">Network Simulation</text:span></text:p>
            <text:p text:style-name="P12"><text:span text:style-name="T67">* <text:s text:c="3"/></text:span><text:span text:style-name="T66">Simulated an iterative adaptation of the prisoner’s dilemma.</text:span></text:p>
            <text:p text:style-name="P12"><text:span text:style-name="T67">* <text:s text:c="3"/></text:span><text:span text:style-name="T77">Conducted experiments to analyze behavior on varying network structures.</text:span></text:p>
            <text:p text:style-name="P12"><text:span text:style-name="T67">* <text:s text:c="3"/></text:span><text:span text:style-name="T77">Generated animations to visualize system evolution over time.</text:span></text:p>
          </table:table-cell>
          <table:table-cell table:style-name="Table6.A1" office:value-type="string">
            <text:p text:style-name="P27"><text:a xlink:type="simple" xlink:href="http://github.com/collinsjacob127/IterativePrisonersDilemma" text:style-name="Internet_20_link" text:visited-style-name="Visited_20_Internet_20_Link"><text:span text:style-name="Internet_20_link"><text:span text:style-name="T12">GitHub</text:span></text:span><text:span text:style-name="TestingTesting"><text:span text:style-name="T91">: github.com/collinsjacob127/IterativePrisonersDilemma</text:span></text:span></text:a></text:p>
            <text:p text:style-name="P13"><text:span text:style-name="T31">Tools</text:span><text:span text:style-name="T28">:</text:span> P<text:span text:style-name="T20">ython, <text:s/>NetworkX</text:span></text:p>
          </table:table-cell>
        </table:table-row>
        <table:table-row table:style-name="Table6.4">
          <table:table-cell table:style-name="Table6.A1" office:value-type="string">
            <text:p text:style-name="P16"><text:span text:style-name="T30">R</text:span><text:span text:style-name="T28">oad Network Processing &amp; Analysis</text:span></text:p>
            <text:p text:style-name="P12"><text:span text:style-name="T67">* <text:s text:c="3"/></text:span><text:span text:style-name="T66">Designed a road network extraction &amp; processing pipeline for OSM data.</text:span></text:p>
            <text:p text:style-name="P12"><text:span text:style-name="T67">* <text:s text:c="3"/></text:span><text:span text:style-name="T85">Prioritized memory efficiency by parsing file streams with low overhead.</text:span></text:p>
          </table:table-cell>
          <table:table-cell table:style-name="Table6.A1" office:value-type="string">
            <text:p text:style-name="P29"><text:a xlink:type="simple" xlink:href="http://github.com/collinsjacob127/IterativePrisonersDilemma" text:style-name="Internet_20_link" text:visited-style-name="Visited_20_Internet_20_Link"><text:span text:style-name="Internet_20_link"><text:span text:style-name="T78">GitHub</text:span></text:span><text:span text:style-name="TestingTesting"><text:span text:style-name="T91">: github.com/DATA-490/2025-jacob-collins</text:span></text:span></text:a></text:p>
            <text:p text:style-name="P26"><text:a xlink:type="simple" xlink:href="http://data-490.github.io/2025-jacob-collins/" text:style-name="Internet_20_link" text:visited-style-name="Visited_20_Internet_20_Link"><text:span text:style-name="Internet_20_link"><text:span text:style-name="T74">Website</text:span></text:span><text:span text:style-name="TestingTesting"><text:span text:style-name="T91">: data-490.github.io/2025-jacob-collins/</text:span></text:span></text:a></text:p>
            <text:p text:style-name="P30"><text:span text:style-name="T31">Tools</text:span><text:span text:style-name="T28">:</text:span> <text:span text:style-name="T20">Python, <text:s/>NetworkX, <text:s/></text:span><text:span text:style-name="T24">R, <text:s/>Bash</text:span></text:p>
          </table:table-cell>
        </table:table-row>
      </table:table>
      <text:p text:style-name="P33">EMPLOY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6">i</text:span><text:span text:style-name="T5">-SAIL </text:span><text:span text:style-name="T3">Lab</text:span><text:span text:style-name="T5"> </text:span><text:span text:style-name="T3">Assistant</text:span></text:p>
            <text:p text:style-name="P12"><text:span text:style-name="T67">* <text:s text:c="3"/></text:span><text:span text:style-name="T63">M</text:span><text:span text:style-name="T68">anaged budget documentation, purchase orders, and technical diagrams.</text:span></text:p>
            <text:p text:style-name="P12"><text:span text:style-name="T67">* <text:s text:c="3"/></text:span><text:span text:style-name="T86">Designed 3D </text:span><text:span text:style-name="T77">virtual environments to plan the in-progress computing lab.</text:span></text:p>
            <text:p text:style-name="P12"><text:span text:style-name="T67">* <text:s text:c="3"/></text:span><text:span text:style-name="T77">Primary on-site liaison for students in the summer research program.</text:span></text:p>
          </table:table-cell>
          <table:table-cell table:style-name="Table1.A1" office:value-type="string">
            <text:p text:style-name="P37">California State University, Chico<text:span text:style-name="T49"/></text:p>
            <text:p text:style-name="P40">June 2025 – August 2025</text:p>
            <text:p text:style-name="P1"><text:a xlink:type="simple" xlink:href="https://sites.google.com/mail.csuchico.edu/sbsiewert/home" text:style-name="Internet_20_link" text:visited-style-name="Visited_20_Internet_20_Link"><text:span text:style-name="Internet_20_link"><text:span text:style-name="T2">Dr. Sam Siewert</text:span></text:span></text:a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Lead </text:span><text:span text:style-name="T3">Student Research Assistant</text:span></text:p>
            <text:p text:style-name="P12"><text:span text:style-name="T33">* <text:s text:c="3"/></text:span><text:span text:style-name="T66">Coordinated student research efforts involving quantum computing.</text:span></text:p>
            <text:p text:style-name="P12"><text:span text:style-name="T67">* <text:s text:c="3"/></text:span><text:span text:style-name="T77">Instructed students in designing and simulating quantum circuits.</text:span></text:p>
          </table:table-cell>
          <table:table-cell table:style-name="Table1.A1" office:value-type="string">
            <text:p text:style-name="P38">Chico State Enterprises<text:span text:style-name="T49"/></text:p>
            <text:p text:style-name="P41">June 2024 – December 2024</text:p>
            <text:p text:style-name="P1"><text:a xlink:type="simple" xlink:href="https://www.csuchico.edu/curee/fellows-program/raigoza.shtml" text:style-name="Internet_20_link" text:visited-style-name="Visited_20_Internet_20_Link"><text:span text:style-name="Internet_20_link"><text:span text:style-name="T2">Dr. Jaime Raigoza</text:span></text:span></text:a><text:span text:style-name="T2">, <text:s/></text:span><text:a xlink:type="simple" xlink:href="https://sites.google.com/mail.csuchico.edu/sbsiewert/home" text:style-name="Internet_20_link" text:visited-style-name="Visited_20_Internet_20_Link"><text:span text:style-name="Internet_20_link"><text:span text:style-name="T2">Dr. Sam Siewert</text:span></text:span></text:a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/>
    <style:font-face style:name="DejaVu Sans" svg:font-family="'DejaVu Sans'" style:font-family-generic="system" style:font-pitch="variable"/>
    <style:font-face style:name="Hepta Slab" svg:font-family="'Hepta Slab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List_20_1" style:display-name="List 1" style:family="paragraph" style:parent-style-name="Standard" style:list-style-name="WWNum2" style:class="list">
      <style:paragraph-properties fo:margin-top="0in" fo:margin-bottom="0.0835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 fo:background-color="transparen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fo:color="#000000" loext:opacity="100%" style:font-name="Hepta Slab" fo:font-family="'Hepta Slab'" style:font-family-generic="roman" style:font-pitch="variable" fo:font-size="10pt" style:text-underline-style="none" style:font-size-asian="10pt" style:font-size-complex="10pt">
        <loext:char-complex-color loext:theme-type="dark1" loext:color-type="theme"/>
      </style:text-properties>
    </style:style>
    <style:style style:name="ListLabel_20_15" style:display-name="ListLabel 15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6" style:display-name="ListLabel 16" style:family="text">
      <style:text-properties fo:color="#1155cc" loext:opacity="100%" style:font-name="Hepta Slab" fo:font-family="'Hepta Slab'" style:font-family-generic="roman" style:font-pitch="variable" fo:font-size="8pt" style:font-size-asian="8pt" style:font-size-complex="8pt"/>
    </style:style>
    <style:style style:name="ListLabel_20_17" style:display-name="ListLabel 17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8" style:display-name="ListLabel 18" style:family="text">
      <style:text-properties fo:color="#4472c4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accent1" loext:color-type="theme"/>
      </style:text-properties>
    </style:style>
    <style:style style:name="ListLabel_20_19" style:display-name="ListLabel 19" style:family="text"/>
    <style:style style:name="ListLabel_20_20" style:display-name="ListLabel 20" style:family="text">
      <style:text-properties fo:font-weight="bold" style:font-weight-asian="bold" style:font-weight-complex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TestingTesting" style:family="text" style:parent-style-name="Source_20_Text">
      <style:text-properties fo:color="#ffffff" loext:opacity="100%" style:font-name="Calibri2" fo:font-family="Calibri" style:font-style-name="Regular" style:font-family-generic="swiss" fo:font-size="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B Collins</meta:initial-creator>
    <meta:editing-cycles>52</meta:editing-cycles>
    <meta:print-date>2026-02-19T20:07:47.158530907</meta:print-date>
    <meta:creation-date>2025-01-29T16:48:00</meta:creation-date>
    <dc:date>2026-02-19T20:09:13.778562675</dc:date>
    <meta:editing-duration>P1DT6H35M41S</meta:editing-duration>
    <meta:generator>LibreOffice/24.2.7.2$Linux_X86_64 LibreOffice_project/420$Build-2</meta:generator>
    <meta:printed-by>PDF files</meta:printed-by>
    <meta:document-statistic meta:table-count="4" meta:image-count="0" meta:object-count="0" meta:page-count="2" meta:paragraph-count="67" meta:word-count="467" meta:character-count="3556" meta:non-whitespace-character-count="2996"/>
    <meta:user-defined meta:name="AppVersion">16.0000</meta:user-defined>
    <meta:template xlink:type="simple" xlink:actuate="onRequest" xlink:title="Normal.dotm" xlink:href=""/>
  </office:meta>
</office:document-meta>
</file>